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Pages 10 and 11 are a typewritten summary of the sermon that was printed on a card and inserted into the sermon booklet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150" is written in pencil and circled in the top right corner of the page.]<text:line-break/></text:p>
      <text:p text:style-name="P5">On the refuse of Galecian Hassidim/<text:line-break/>to accept Baron De Hirsch's proposition/</text:p>
      <text:p text:style-name="P5">to establish secular &amp; industrial schools./</text:p>
      <text:p text:style-name="P5">(/)89/</text:p>
      <text:p text:style-name="P5"/>
      <text:p text:style-name="P4">[Page 1]</text:p>
      <text:p text:style-name="P4">A Rabbinnical legend in connection with our fore-/-fathers' state of mind, when pursued by the Egypt/<text:span text:style-name="T1">p</text:span><text:span text:style-name="T2">tians--as told in our Prashah--fittingly applies, in a moral sense, to the con-/-dition of the Jews of our times. <text:s/>The authors of a Midrash,/ arguing upon certain expressions of Moses, </text:span><text:span text:style-name="T1">supposes</text:span><text:span text:style-name="T2"> conclude that/ some of the liberated slaves, upon seeing their mas-/-ters rushing after them, while before them a sea/ was raging, thought of surrendering themselves at once/ to slavery [Hebrew] and others, again, </text:span><text:span text:style-name="T1">were determined to</text:span><text:span text:style-name="T2"> purposed to rashly/ venture into the swelling waves. <text:s/>[Hebrew] In both cases/ a cooler judgment would have suggested a dif-/-ferent resolve. <text:s/>To return to bondage, after the/ experience of untold sufferings, was to deliberately/ </text:span><text:span text:style-name="T1">meet</text:span><text:span text:style-name="T2"> go in quest of a slow death; to plunge into surging bil-/-lows, rather </text:span><text:span text:style-name="T1">stand one's ground</text:span><text:span text:style-name="T2"> than </text:span><text:span text:style-name="T1">he</text:span><text:span text:style-name="T2"> be directed by the heavenly pillars was to surely </text:span><text:soft-page-break/><text:span text:style-name="T2">sink/ out of sight into a whirlpool. <text:s/>The archprophet/ arose equal to the emergency and by his authority calmed the troubled spi-/-rits. <text:s/>Not backward to a voluntary thraldom but forward to freedom, not </text:span><text:span text:style-name="T1">backward into</text:span><text:span text:style-name="T2"> downward </text:span><text:span text:style-name="T1">but</text:span><text:span text:style-name="T2">/ </text:span><text:span text:style-name="T1">a voluntary bondage</text:span><text:span text:style-name="T2"> into an abyss </text:span><text:span text:style-name="T1">thraldom</text:span><text:span text:style-name="T2">, but forward to </text:span><text:span text:style-name="T1">freedom under</text:span><text:span text:style-name="T2"> glory,/ </text:span><text:span text:style-name="T1">the wise rule of Providence guidance,</text:span><text:span text:style-name="T2"> the ideal people, cho-/-sen to a </text:span><text:span text:style-name="T1">purpose</text:span><text:span text:style-name="T2"> sublime end, must ever proceed./</text:span></text:p>
      <text:p text:style-name="P7"/>
      <text:p text:style-name="P7">[Page 2]</text:p>
      <text:p text:style-name="P4"><text:span text:style-name="T2">Brethren. <text:s/>We </text:span><text:span text:style-name="T1">do</text:span><text:span text:style-name="T2"> need beyond the power of expression,/ a Moses to </text:span><text:span text:style-name="T1">exercise a blissful influence</text:span><text:span text:style-name="T2"> blissfully exert his influence over the/ two camps into which, as in the </text:span><text:span text:style-name="T1">emergency</text:span><text:span text:style-name="T2"> exigency [?] </text:span><text:span text:style-name="T1">[?]</text:span><text:span text:style-name="T2"> in the legend pictured/ on our </text:span><text:span text:style-name="T1">Parasha</text:span><text:span text:style-name="T2"> section, Israelites are now unhappily divided./ <text:s/>Ages of dire </text:span><text:span text:style-name="T1">oppression</text:span><text:span text:style-name="T2"> persecution have done but too effect-/-ually with many of us their baneful work. <text:s/>They/ could not, </text:span><text:span text:style-name="T1">of course</text:span><text:span text:style-name="T2"> for certain, rob Jews of talents, which are/ inborn with the descendants of legislators and poets,/ but they have crushed out of them a wish to ren-/-der those talents communally and nationally useful./ <text:s/></text:span><text:span text:style-name="T1">They</text:span><text:span text:style-name="T2"> Political and social ostracisms have aroused the mischievous thought, that/ salvation to Israel's creed, lies only in the isolation enforced by/ an oppressive gentilism. <text:s/>The unavoidable consequence/ of such a </text:span><text:span text:style-name="T1">belief</text:span><text:span text:style-name="T2"> conviction, we are shown in the determined opposition/ to progressive learning in general by a countless/ number of our coreligionists, scattered throughout/ the countries of the old world. <text:s/>They themselves/ rivet the fetters, which cruel masters have for-/-ged. <text:s/>"Secular knowledge is the ally of sin," so/ they cry whom Moses sought to elevate, as </text:span><text:span text:style-name="T1">a</text:span><text:span text:style-name="T2">/ [Hebrew] "a people wise and intelligent"/ [Hebrew]. <text:s/>A people spiritually exalted./</text:span></text:p>
      <text:p text:style-name="P7"/>
      <text:p text:style-name="P7">[Page 3]</text:p>
      <text:p text:style-name="P6">Look<text:span text:style-name="T2"> Search for the proofs of that celestially designed/ </text:span>Ask them to prove that<text:span text:style-name="T2"> superiority, and </text:span>you<text:span text:style-name="T2">/ </text:span>will<text:span text:style-name="T2"> with anguish of </text:span>mind distance their<text:span text:style-name="T2"> spirit, </text:span>vastly<text:span text:style-name="T2"> you will detect instead a self-willed inferiority./ <text:s/>Thus to write in characters of the languages spoken by persons/ of another faith, is treason to the law of Sinai in the/ eyes of millions. <text:s/>They will </text:span>use<text:span text:style-name="T2"> employ a conventional mode/ of writing peculiar to themselves, which may have/ served a great purpose in olden days, but which/ breeds prejudice in our times. <text:s/>In parts of Europe and </text:span>in<text:span text:style-name="T2">/ Asia and </text:span>in<text:span text:style-name="T2"> Africa Jews have their own exclusive cha-/-racters for common usage, thus strengthening the cur-/-rent idea of </text:span>the necessity of a<text:span text:style-name="T2"> an enjoined separation from the com-/-munity at large in every possible direction. <text:s/>Having once/ in my possession a book in Arabic, I requested/ an Eastern Rabbi who was paying me a visit, to/ explain its nature; he acknowledged his ignorance./ <text:s/>The rich literature of Islamism was to him a </text:span><text:span text:style-name="T3">sealed</text:span><text:span text:style-name="T4"> book. <text:s/>Yet, though our medieval authors/ may have used for convenience sake Hebrew characters, as I am told by men who know, it was/ </text:span><text:span text:style-name="T5">Yet in Arabic have</text:span><text:span text:style-name="T4"> our Grammarians and Lexico-/-graphers, our philosophers and Talmudists in the/ middle ages, composed works which immortalized/ their names. <text:s/>Gentiles study such in colleges and/ universities; Israelites in Arabic-speaking countries, consider it/ an offence to God even to learn the Arabic alphabet./</text:span></text:p>
      <text:p text:style-name="P8"/>
      <text:p text:style-name="P8">[Page 4]</text:p>
      <text:p text:style-name="P6"><text:span text:style-name="T4">Who that thinks aright does not feel a deep/ </text:span><text:span text:style-name="T5">tinge</text:span><text:span text:style-name="T4"> sense of shame, </text:span><text:span text:style-name="T5">mounting up his face countenance</text:span><text:span text:style-name="T4"> when remem-/-bering that some ten years ago, Sir Moses Montefiore,/ whose name will charge with "reform" tendencies, had/ the </text:span><text:span text:style-name="T5">[?] of money</text:span><text:span text:style-name="T4"> gold which he </text:span><text:span text:style-name="T5">had</text:span><text:span text:style-name="T4"> sent to Palestine/ for the founding of secular schools, returned to </text:span><text:span text:style-name="T5">Rams-</text:span><text:span text:style-name="T4"> England?/ </text:span><text:span text:style-name="T5">-gate</text:span><text:span text:style-name="T4"> To accede to the wishes of the Baronet was to/ promote an intercourse between the young in Israel/ and the Mohammedans, and cause an abandonment/ of our ancestral belief. <text:s/>In the segregation of a/ mental slavery, those men of our race see the only/ </text:span><text:span text:style-name="T5">salvation of</text:span><text:span text:style-name="T4"> means for preserving Judaism. <text:s/>But what Judaism forsooth,/ not of the Bible, which is a solemn hymn to know-/-ledge and wisdom, not of the Sages even. <text:s/></text:span><text:span text:style-name="T5">A</text:span><text:span text:style-name="T4"> Supersti-/-tion it may be, religion never, so long as it shuns/ light. <text:s/>I look back to the history of Talmudism/ and clearly perceive that </text:span><text:span text:style-name="T5">its authors</text:span><text:span text:style-name="T4"> personages who figure therein conspicuously were acquainted/ not simply with </text:span><text:soft-page-break/><text:span text:style-name="T4">the languages of the regions they/ dwelt in, but with sciences, as far as they were then cul-/-tivated. <text:s/>I come down to lager ages, and whenever I/ meet in the famous </text:span><text:span text:style-name="T3">Rashi</text:span><text:span text:style-name="T4"> of the 11th century French/ terms, by which the great expounder sought to elucidate his text,/</text:span></text:p>
      <text:p text:style-name="P6"><text:span text:style-name="T4"/></text:p>
      <text:p text:style-name="P6"><text:span text:style-name="T4">[Page 5]</text:span></text:p>
      <text:p text:style-name="P6"><text:span text:style-name="T4">or in Obadiah of B[?] of the </text:span><text:span text:style-name="T5">XIVth</text:span><text:span text:style-name="T4"> XVth century,/ Italian words to make his meaning intelligible, I/ discover that their Jewish contemporaries must have spoken understand-/-ingly the languages of their native lands. <text:s/>Who/ would dare to </text:span><text:span text:style-name="T5">ch</text:span><text:span text:style-name="T4"> accuse those </text:span><text:span text:style-name="T5">too</text:span><text:span text:style-name="T4"> two commentators/ of fostering heresy, because they </text:span><text:span text:style-name="T5">followed</text:span><text:span text:style-name="T4"> approved of other stu-/-dies besides the Law and traditions? <text:s/>When they/ lived, France and Italy were not a Republic or/ a constitutional monarchy, tolerant, liberal. <text:s/>Feudalism/ in one shape or the others till held sway, and the Jew/ was </text:span><text:span text:style-name="T5">conditioned</text:span><text:span text:style-name="T4"> politically situated then worse perhaps that his coreligionists of/ the XIXth century in Russia or Roumania. <text:s/>But/ in spite of an </text:span><text:span text:style-name="T5">systematic position,</text:span><text:span text:style-name="T4"> almost universal proscription, the Jew of the/ ghetto learned and taught, when the haughty Barons/ in their luxurious castles could not sign their own names./ <text:s/></text:span><text:span text:style-name="T5">But a few</text:span><text:span text:style-name="T4"> Yet, what violent </text:span><text:span text:style-name="T5">oppression</text:span><text:span text:style-name="T4"> hatred had failed to accomplish, a calm, </text:span><text:span text:style-name="T5">[?]</text:span><text:span text:style-name="T4"> calculating [?] system of degradation did the two centuries preceding the middle of the XVIIIth,/ inshrouded our people in a mental darkness as dense/ as the atmospheric one by which Egypt was plagued./ <text:s/>When Joseph II of Austria endeavoured to dissipate it,/ Israelites, </text:span><text:span text:style-name="T5">in</text:span><text:span text:style-name="T4"> unused to light, protested. <text:s/>The brightness/ of the sun of progress hurt their vision. <text:s/>They might become so/ dazzled as to lose sight of the star of faith placed, as </text:span><text:span text:style-name="T5">a</text:span><text:span text:style-name="T4">/ they fancied, for a guidance in their narrow horizon./</text:span></text:p>
      <text:p text:style-name="P6"><text:span text:style-name="T4"/></text:p>
      <text:p text:style-name="P6"><text:span text:style-name="T4">[Page 6]</text:span></text:p>
      <text:p text:style-name="P6"><text:span text:style-name="T4">In vain Hertz Wessels--the noble-</text:span><text:span text:style-name="T5">hearted</text:span><text:span text:style-name="T4">minded Hebraist of Hamburg-- arose to combat that er-/-roneous thought with sensible and heart-appealing/ </text:span><text:span text:style-name="T5">writings</text:span><text:span text:style-name="T4"> </text:span><text:span text:style-name="T5">letters</text:span><text:span text:style-name="T4"> addresses. <text:s/>While Mendelsshon in Germany was bidding/ his genius to break asunder the shackles which had kept/ his brethren so long in thraldom, a </text:span><text:span text:style-name="T3">Baalshem</text:span><text:span text:style-name="T4">--the/ founder of Hassidism in Poland--was trying to/ fasten them </text:span><text:span text:style-name="T5">intricately</text:span><text:span text:style-name="T4"> indissolubly tight. <text:s/>Who succeeded/ better? <text:s/>The third Moses, illustrious in Jewish an-/-nals, made converts, many of whom he would now/ disown with all his soul, as his followers. <text:s/>The mys-/-tic Israel of Padolini--a pseudo miracle performer-, counts/ his disciples by the tens of thousands in Northern/ and Central Europe, all hostile to modern civilization, all wed-/-ded to a belief, as distant from pure Judaism, as/ the East is far from the West. <text:s/>In Frankfort on the/ Main, a Samson Raphael Hirsch--whose death intellectual/ orthodoxy now laments--might preach devotion to the Law/ and traditions based on a knowledge of past history; he might/ logically write to oppose </text:span><text:span text:style-name="T5">unscientific</text:span><text:span text:style-name="T4"> speculative theories subversive of our tenets, Hassidism/ heeds nothing of that sort. <text:s/>Not even the Hildesheimers/ of Berline and the Lehmans of Alaints find a hearing in Galicia./</text:span></text:p>
      <text:p text:style-name="P6"><text:span text:style-name="T4"/></text:p>
      <text:p text:style-name="P6"><text:span text:style-name="T4">[Page 7]</text:span></text:p>
      <text:p text:style-name="P6"><text:span text:style-name="T4">Those worthies </text:span><text:span text:style-name="T5">write</text:span><text:span text:style-name="T4"> use a correct German, and understand/ polite literature. <text:s/>Can they be Orthodox? <text:s/>No, the Jews en-/-slaved in mysticism; the Jews who prefer a slow mental/ death in isolation, they are the faithful./</text:span></text:p>
      <text:p text:style-name="P6"><text:span text:style-name="T4">To force them out into a live exercise of the faculties/ still inherent in our race, despite terribly adverse cir-/-cumstances, </text:span><text:span text:style-name="T5">in</text:span><text:span text:style-name="T4"> a man singularly generous, made an/ incomparable resolve. <text:s/>Baron Maruice De Hirsch appropriated/ twelve million francs to establish in various cities of/ Galicia schools </text:span><text:span text:style-name="T5">for</text:span><text:span text:style-name="T4"> of manual training and secular/ learning for boys; schools </text:span><text:span text:style-name="T5">for</text:span><text:span text:style-name="T4"> of sewing and home industry for/ girls. <text:s/>If a sad calamity had befallen our people,/ the lamentations of the Hassidim--so </text:span><text:span text:style-name="T5">called now</text:span><text:span text:style-name="T4"> miscalled--could/ not be louder. <text:s/>The man who gives away his riches </text:span><text:span text:style-name="T5">away</text:span><text:span text:style-name="T4">/ to carry out so nefarious a scheme, must not be allowed/ to compass his object. <text:s/>Quick a </text:span><text:span text:style-name="T3">Zaddic</text:span><text:span text:style-name="T4">--Rabbi Ro-/-keach of the city of Belss-travels to Vienna with a petition/ to the Austrian government to prevent such an atro-/-city as that which the Austrian Baron intends to/ perpetrate. <text:s/>The Minister to whom the petition/ was presented, remarked </text:span><text:soft-page-break/><text:span text:style-name="T4">that none will be compelled to/ send their children to the schools established by the Baron/</text:span></text:p>
      <text:p text:style-name="P6"><text:span text:style-name="T4"/></text:p>
      <text:p text:style-name="P6"><text:span text:style-name="T4">[Page 8]</text:span></text:p>
      <text:p text:style-name="P6"><text:span text:style-name="T4">Therefore all fears ought to be dismissed. <text:s/>The Zaddic then/ </text:span><text:span text:style-name="T5">repelled</text:span><text:span text:style-name="T4"> rejoined: "Honorable Sir, you will please, remember the advice of/ Balaam to Balak, when he was not allowed to curse/ </text:span><text:span text:style-name="T5">our people</text:span><text:span text:style-name="T4"> the ancient tribes. <text:s/>He offered a counsel which cost Israel dearly,/ for by sending strange women into our camp, a crime was/ committed which enkindled God's anger and thousands/ were destroyed. <text:s/>Could Balaam justify himself by saying:/ (I did not ask you to sin?" <text:s/>The Minister caught the/ meaning, and with evident sings of displeasure, cut/ short any further conversation, and declared that the/ government will not hinder the bestowing of large/ means on what </text:span><text:span text:style-name="T5">the</text:span><text:span text:style-name="T4"> Baron De Hirsch deems true charity./ <text:s/>Rabbi Rokeach may enjoin </text:span><text:span text:style-name="T5">wh</text:span><text:span text:style-name="T4"> upon his followers/ </text:span><text:span text:style-name="T5">to</text:span><text:span text:style-name="T4"> not to </text:span><text:span text:style-name="T5">sin as the Hebrews</text:span><text:span text:style-name="T4"> offend like his fathers of olden times. <text:s/>Such is/ the </text:span><text:span text:style-name="T3">Chillal Hashem</text:span><text:span text:style-name="T4">--the profanation of the name/ of our God, brought about by a pretentious sect that/ assume the appellation of "pious", and give their/ chief the title of "righteous." <text:s/>A piety which hugs/ the chains of ignorance; a righteousness which/ </text:span><text:span text:style-name="T5">hallows superstition</text:span><text:span text:style-name="T4"> invites persecution. <text:s/>Back, back/ to Egypt those Galician Jews cry, as some of our/</text:span></text:p>
      <text:p text:style-name="P6"><text:span text:style-name="T4"/></text:p>
      <text:p text:style-name="P6"><text:span text:style-name="T4">[Page 9]</text:span></text:p>
      <text:p text:style-name="P6"><text:span text:style-name="T5">forefathers</text:span><text:span text:style-name="T4"> of[sic!] ancestors in the legend which I have quo-/-ted. <text:s/>[Hebrew] <text:s/>Back to a servitude which keeps us/ segregated, for only in </text:span><text:span text:style-name="T5">the legend</text:span><text:span text:style-name="T4"> isolation we/ can remain Jews. <text:s/>How I do wail over so/ dreadful a misapprehension of our God-given re-/-ligion!, but not less deplorable in its injury to/ our faith, is the sect of </text:span><text:span text:style-name="T3">rationalists</text:span><text:span text:style-name="T4">, who, as/ in the legend, exclaims [Hebrew] "let us leave all/ behind, and plunge into a sea where the past/ is obliterated" <text:s/>Aye: I mean the impetuous ones/ carried away by every wave of a rising theory, to/ be lost in agnosticism./ <text:s/>I shall speak of such in my next lecutre./</text:span></text:p>
      <text:p text:style-name="P6"><text:span text:style-name="T4"/></text:p>
      <text:p text:style-name="P6"><text:span text:style-name="T4">[Page 10]</text:span></text:p>
      <text:p text:style-name="P6"><text:span text:style-name="T4">#150--ON REFULAL OF GALICIAN HASSIDIM TO ACCEPT BARON/ DE HIRSCH'S PROPOSITION TO ESTABLISH SECUALR INDUSTRIAL/ SCHOOLS./</text:span></text:p>
      <text:p text:style-name="P6"><text:span text:style-name="T4">attacks the Hassidim for refusing to accept secular/ learning./</text:span></text:p>
      <text:p text:style-name="P6"><text:span text:style-name="T4">While Wessley &amp; Mendelsohn tried to loose the shackles/ of ignorance, "a BAALSHEM, the founder of Hassidism in/ Poland--was trying to fasten them indissoloubly[sic!] tight."/...The mystic Israel of Podolia, a pseudo miracle/ performer counts his disciples by the tens of thousands/ in Northern and Central Europe, all hostile to modern/ civilization all wedded to a belief as distant from/ pure Judaism as East is from West. <text:s/>In Frankfurt on the/ Main, a Samson Raphael Hirsch--whose death intellectual/ Orthodoxy now laments--might preach devotion to the law/ and tradition based on a knowledge of past history; he/ might logically write to oppose speculative theories/ subversive to our tenets. <text:s/>Hassidism heeds nothing of that/ sort. <text:s/>Not even the Hildesheimers of Berlin and the Lehmans/ (Lehrmans) of Maints find a hearing in Galicia. <text:s/>Those/ worthies use a correct German &amp; understand polite/</text:span></text:p>
      <text:p text:style-name="P6"><text:span text:style-name="T4"/></text:p>
      <text:p text:style-name="P6"><text:span text:style-name="T4">[Page 11]</text:span></text:p>
      <text:p text:style-name="P6"><text:span text:style-name="T4">literature. <text:s/>Can they be Orthodox? <text:s/>No. <text:s/>the Judaism/ enslaved in mysticism/ [Note: Typewritten summary cuts off here.]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6T15:16:05.33</meta:creation-date>
    <dc:date>2012-08-20T11:29:36.62</dc:date>
    <dc:creator>Penn Libraries</dc:creator>
    <meta:editing-duration>PT01H12M5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91" meta:word-count="2227" meta:character-count="13969"/>
  </office:meta>
</office:document-meta>
</file>